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表格1" style:family="table">
      <style:table-properties style:width="19.459cm" fo:margin-left="-0.071cm" fo:margin-top="0cm" fo:margin-bottom="0cm" table:align="left"/>
    </style:style>
    <style:style style:name="表格1.A" style:family="table-column">
      <style:table-column-properties style:column-width="0.794cm"/>
    </style:style>
    <style:style style:name="表格1.B" style:family="table-column">
      <style:table-column-properties style:column-width="1.162cm"/>
    </style:style>
    <style:style style:name="表格1.C" style:family="table-column">
      <style:table-column-properties style:column-width="0.386cm"/>
    </style:style>
    <style:style style:name="表格1.D" style:family="table-column">
      <style:table-column-properties style:column-width="0.774cm"/>
    </style:style>
    <style:style style:name="表格1.Y" style:family="table-column">
      <style:table-column-properties style:column-width="0.778cm"/>
    </style:style>
    <style:style style:name="表格1.1" style:family="table-row">
      <style:table-row-properties style:min-row-height="0.503cm" fo:keep-together="auto"/>
    </style:style>
    <style:style style:name="表格1.A1" style:family="table-cell">
      <style:table-cell-properties style:vertical-align="bottom" fo:padding-left="0.053cm" fo:padding-right="0.053cm" fo:padding-top="0cm" fo:padding-bottom="0cm" fo:border="none"/>
    </style:style>
    <style:style style:name="表格1.2" style:family="table-row">
      <style:table-row-properties style:min-row-height="0.194cm" fo:keep-together="auto"/>
    </style:style>
    <style:style style:name="表格1.3" style:family="table-row">
      <style:table-row-properties style:min-row-height="0.979cm" fo:keep-together="auto"/>
    </style:style>
    <style:style style:name="表格1.4" style:family="table-row">
      <style:table-row-properties style:min-row-height="0.529cm" fo:keep-together="auto"/>
    </style:style>
    <style:style style:name="表格1.A4" style:family="table-cell">
      <style:table-cell-properties style:vertical-align="middle" fo:padding-left="0.053cm" fo:padding-right="0.053cm" fo:padding-top="0cm" fo:padding-bottom="0cm" fo:border="none"/>
    </style:style>
    <style:style style:name="表格1.6" style:family="table-row">
      <style:table-row-properties style:min-row-height="0.741cm" fo:keep-together="auto"/>
    </style:style>
    <style:style style:name="表格1.7" style:family="table-row">
      <style:table-row-properties style:min-row-height="0.776cm" fo:keep-together="auto"/>
    </style:style>
    <style:style style:name="表格1.A7" style:family="table-cell">
      <style:table-cell-properties style:vertical-align="middle" fo:padding-left="0.049cm" fo:padding-right="0.049cm" fo:padding-top="0cm" fo:padding-bottom="0cm" fo:border-left="1.25pt solid #000000" fo:border-right="none" fo:border-top="1.25pt solid #000000" fo:border-bottom="1.25pt solid #000000"/>
    </style:style>
    <style:style style:name="表格1.S7" style:family="table-cell">
      <style:table-cell-properties style:vertical-align="middle" fo:padding-left="0.049cm" fo:padding-right="0.049cm" fo:padding-top="0cm" fo:padding-bottom="0cm" fo:border="1.25pt solid #000000"/>
    </style:style>
    <style:style style:name="表格1.A8" style:family="table-cell">
      <style:table-cell-properties style:vertical-align="middle" fo:padding-left="0.049cm" fo:padding-right="0.049cm" fo:padding-top="0cm" fo:padding-bottom="0cm" fo:border-left="1.25pt solid #000000" fo:border-right="none" fo:border-top="none" fo:border-bottom="1.25pt solid #000000"/>
    </style:style>
    <style:style style:name="表格1.S8" style:family="table-cell">
      <style:table-cell-properties style:vertical-align="middle" fo:padding-left="0.049cm" fo:padding-right="0.049cm" fo:padding-top="0cm" fo:padding-bottom="0cm" fo:border-left="1.25pt solid #000000" fo:border-right="1.25pt solid #000000" fo:border-top="none" fo:border-bottom="1.25pt solid #000000"/>
    </style:style>
    <style:style style:name="表格1.15" style:family="table-row">
      <style:table-row-properties style:min-row-height="0.882cm" fo:keep-together="auto"/>
    </style:style>
    <style:style style:name="表格1.24" style:family="table-row">
      <style:table-row-properties style:min-row-height="0.176cm" fo:keep-together="auto"/>
    </style:style>
    <style:style style:name="表格1.26" style:family="table-row">
      <style:table-row-properties style:min-row-height="0.6cm" fo:keep-together="auto"/>
    </style:style>
    <style:style style:name="P1" style:family="paragraph" style:parent-style-name="Heading_20_1">
      <style:text-properties fo:font-size="13.6999998092651pt" fo:font-weight="normal" officeooo:rsid="0019002c" officeooo:paragraph-rsid="0019002c" style:font-size-asian="12pt" style:font-weight-asian="normal" style:font-size-complex="13.6999998092651pt" style:font-weight-complex="normal"/>
    </style:style>
    <style:style style:name="P2" style:family="paragraph" style:parent-style-name="Heading_20_1">
      <style:text-properties style:font-name="Arial" fo:font-size="13.6999998092651pt" fo:font-weight="normal" officeooo:rsid="0019002c" officeooo:paragraph-rsid="0019002c" style:font-name-asian="PingFang TC" style:font-size-asian="12pt" style:font-weight-asian="normal" style:font-name-complex="Arial Unicode MS" style:font-size-complex="13.6999998092651pt" style:font-weight-complex="normal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2e6961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207b6" style:font-weight-asian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1207b6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paragraph-rsid="002c269c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2cbb2f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2e6961"/>
    </style:style>
    <style:style style:name="P12" style:family="paragraph" style:parent-style-name="Standard">
      <style:paragraph-properties fo:text-align="end" style:justify-single-word="false">
        <style:tab-stops/>
      </style:paragraph-properties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8pt" style:font-size-asian="18pt" style:font-size-complex="18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19002c" officeooo:paragraph-rsid="0019002c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25bb6e" officeooo:paragraph-rsid="0025bb6e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2fe290" officeooo:paragraph-rsid="0031b1de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19002c" style:font-size-asian="11pt" style:font-size-complex="11pt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1aa941" style:font-size-asian="11pt" style:font-size-complex="11pt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1dd824" style:font-size-asian="11pt" style:font-size-complex="11pt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9002c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aa941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65424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19002c"/>
    </style:style>
    <style:style style:name="T5" style:family="text">
      <style:text-properties officeooo:rsid="002763ae"/>
    </style:style>
    <style:style style:name="T6" style:family="text">
      <style:text-properties style:font-name="Arial1" officeooo:rsid="0019002c"/>
    </style:style>
    <style:style style:name="T7" style:family="text">
      <style:text-properties style:font-name="Arial1" fo:font-size="11pt" officeooo:rsid="001dd824" style:font-size-asian="11pt" style:font-size-complex="11pt"/>
    </style:style>
    <style:style style:name="T8" style:family="text">
      <style:text-properties style:font-name="Arial1" fo:font-size="11pt" officeooo:rsid="002462fe" style:font-size-asian="11pt" style:font-size-complex="11pt"/>
    </style:style>
    <style:style style:name="T9" style:family="text">
      <style:text-properties officeooo:rsid="002462fe"/>
    </style:style>
    <style:style style:name="T10" style:family="text">
      <style:text-properties officeooo:rsid="002c269c"/>
    </style:style>
    <style:style style:name="T11" style:family="text">
      <style:text-properties officeooo:rsid="002fdb52"/>
    </style:style>
    <style:style style:name="T12" style:family="text">
      <style:text-properties officeooo:rsid="003487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日期" text:name="py3o.o.request_date"/>
        <text:user-field-decl office:value-type="string" office:string-value="變更原因" text:name="py3o.o.reason_change_desc"/>
        <text:user-field-decl office:value-type="string" office:string-value="說明" text:name="py3o.o.reason_desc"/>
        <text:user-field-decl office:value-type="string" office:string-value="設變時機" text:name="py3o.o.reason_ids.name"/>
        <text:user-field-decl office:value-type="string" office:string-value="文件編號" text:name="py3o.o.name"/>
        <text:user-field-decl office:value-type="string" office:string-value="負責人" text:name="py3o.o.user_id.name"/>
        <text:user-field-decl office:value-type="string" office:string-value="產品" text:name="py3o.o.product_tmpl_id.default_code"/>
        <text:user-field-decl office:value-type="string" office:string-value="完成日期" text:name="py3o.o.effectivity_date"/>
        <text:user-field-decl office:value-type="string" office:string-value="effectivity" text:name="py3o.o.effectivity"/>
        <text:user-field-decl office:value-type="string" office:string-value="核准" text:name="py3o.o.approval_ids.user_id"/>
        <text:user-field-decl office:value-type="string" office:string-value="附件" text:name="py3o.o.mrp_document_count.priority"/>
        <text:user-field-decl office:value-type="string" office:string-value="附件" text:name="py3o.o.mrp_document_count"/>
        <text:user-field-decl office:value-type="string" office:string-value="附件" text:name="py3o.i.type"/>
        <text:user-field-decl office:value-type="string" office:string-value="產品" text:name="py3o.o.product_tmpl_id"/>
        <text:user-field-decl office:value-type="string" office:string-value="產品name" text:name="py3o.o.product_tmpl_id.name"/>
      </text:user-field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A"/>
        <table:table-column table:style-name="表格1.D" table:number-columns-repeated="5"/>
        <table:table-column table:style-name="表格1.A"/>
        <table:table-column table:style-name="表格1.D" table:number-columns-repeated="4"/>
        <table:table-column table:style-name="表格1.A"/>
        <table:table-column table:style-name="表格1.D" table:number-columns-repeated="5"/>
        <table:table-column table:style-name="表格1.A"/>
        <table:table-column table:style-name="表格1.D" table:number-columns-repeated="2"/>
        <table:table-column table:style-name="表格1.Y"/>
        <table:table-row table:style-name="表格1.1">
          <table:table-cell table:style-name="表格1.A1" table:number-columns-spanned="25" office:value-type="string">
            <text:p text:style-name="P8"><text:a xlink:type="simple" xlink:href="py3o://for=%22obj%20in%20objects%22" text:style-name="Internet_20_link" text:visited-style-name="Visited_20_Internet_20_Link"><text:span text:style-name="T2">for="obj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columns-spanned="25" office:value-type="string">
            <text:p text:style-name="P8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1" table:number-columns-spanned="25" office:value-type="string">
            <text:p text:style-name="P13"><text:span text:style-name="T1">城紹科技股份有限公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table:number-columns-spanned="25" office:value-type="string">
            <text:p text:style-name="P3">SOLID FOCUS INDUSTRIAL CO., LT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4" table:number-columns-spanned="2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4" table:number-columns-spanned="25" office:value-type="string">
            <text:p text:style-name="P3"><text:span text:style-name="T1">設計變更ECO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3" office:value-type="string">
            <text:p text:style-name="P3">發 文 者</text:p>
          </table:table-cell>
          <table:covered-table-cell/>
          <table:covered-table-cell/>
          <table:table-cell table:style-name="表格1.A7" table:number-columns-spanned="5" office:value-type="string">
            <text:p text:style-name="P7"><text:user-field-get text:name="py3o.o.user_id.name">負責人</text:user-field-get></text:p>
          </table:table-cell>
          <table:covered-table-cell/>
          <table:covered-table-cell/>
          <table:covered-table-cell/>
          <table:covered-table-cell/>
          <table:table-cell table:style-name="表格1.A7" table:number-columns-spanned="3" office:value-type="string">
            <text:p text:style-name="P3">核 <text:s/>准</text:p>
          </table:table-cell>
          <table:covered-table-cell/>
          <table:covered-table-cell/>
          <table:table-cell table:style-name="表格1.A7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表格1.A7" table:number-columns-spanned="3" office:value-type="string">
            <text:p text:style-name="P3">文件編號</text:p>
          </table:table-cell>
          <table:covered-table-cell/>
          <table:covered-table-cell/>
          <table:table-cell table:style-name="表格1.S7" table:number-columns-spanned="7" office:value-type="string">
            <text:p text:style-name="P7"><text:user-field-get text:name="py3o.o.name">文件編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8" table:number-columns-spanned="3" office:value-type="string">
            <text:p text:style-name="P16">適用機型</text:p>
          </table:table-cell>
          <table:covered-table-cell/>
          <table:covered-table-cell/>
          <table:table-cell table:style-name="表格1.A8" table:number-columns-spanned="12" office:value-type="string">
            <text:p text:style-name="Standard"><text:span text:style-name="T12">[</text:span><text:user-field-get text:name="py3o.o.product_tmpl_id.default_code">產品</text:user-field-get><text:span text:style-name="T12">]</text:span><text:user-field-get text:name="py3o.o.product_tmpl_id.name">產品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8" table:number-columns-spanned="3" office:value-type="string">
            <text:p text:style-name="P3">發文日期</text:p>
          </table:table-cell>
          <table:covered-table-cell/>
          <table:covered-table-cell/>
          <table:table-cell table:style-name="表格1.S8" table:number-columns-spanned="7" office:value-type="string">
            <text:p text:style-name="P7"><text:user-field-get text:name="py3o.o.request_date">日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8" table:number-columns-spanned="3" office:value-type="string">
            <text:p text:style-name="P14">完成時限</text:p>
          </table:table-cell>
          <table:covered-table-cell/>
          <table:covered-table-cell/>
          <table:table-cell table:style-name="表格1.S8" table:number-columns-spanned="22" office:value-type="string">
            <text:p text:style-name="P21"><text:a xlink:type="simple" xlink:href="py3o://if=%22o.effectivity%20==%20'asap'%22" text:style-name="Internet_20_link" text:visited-style-name="Visited_20_Internet_20_Link"><text:span text:style-name="T9">if="o.effectivity == 'asap'"</text:span></text:a></text:p>
            <text:p text:style-name="P18">盡快</text:p>
            <text:p text:style-name="P18"><text:a xlink:type="simple" xlink:href="py3o:///if" text:style-name="Internet_20_link" text:visited-style-name="Visited_20_Internet_20_Link">/if</text:a></text:p>
            <text:p text:style-name="P21"><text:a xlink:type="simple" xlink:href="py3o://if=%22o.effectivity%20!=%20'asap'%22" text:style-name="Internet_20_link" text:visited-style-name="Visited_20_Internet_20_Link"><text:span text:style-name="T8">if="o.effectivity != 'asap'"</text:span></text:a></text:p>
            <text:p text:style-name="P18">完成日期</text:p>
            <text:p text:style-name="P1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8" office:value-type="string">
            <text:p text:style-name="P3">變更原因</text:p>
          </table:table-cell>
          <table:table-cell table:style-name="表格1.S8" table:number-columns-spanned="24" office:value-type="string">
            <text:p text:style-name="P7"><text:user-field-get text:name="py3o.o.reason_change_desc">變更原因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8" office:value-type="string">
            <text:p text:style-name="P3">說明</text:p>
          </table:table-cell>
          <table:table-cell table:style-name="表格1.S8" table:number-columns-spanned="24" office:value-type="string">
            <text:p text:style-name="P7"><text:span text:style-name="T11">1.</text:span>請各單位確認附件相關之圖面、價格、庫存、製作、品質等問題，並完成會簽。<text:line-break/><text:span text:style-name="T11">2.所有成車依照最新版本之 BOM 表、組裝標準作業指導書內容組裝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8" office:value-type="string">
            <text:p text:style-name="P3">設變時機</text:p>
          </table:table-cell>
          <table:table-cell table:style-name="表格1.S8" table:number-columns-spanned="24" office:value-type="string">
            <text:p text:style-name="P7"><text:user-field-get text:name="py3o.o.reason_ids.name">設變時機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8" office:value-type="string">
            <text:p text:style-name="P4">附件</text:p>
          </table:table-cell>
          <table:table-cell table:style-name="表格1.S8" table:number-columns-spanned="2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S7" table:number-columns-spanned="25" office:value-type="string">
            <text:p text:style-name="P3">相 <text:s/>關 <text:s/>單 <text:s/>位 <text:s/>會 <text:s/>簽 <text:s/>及 <text:s/>意 <text:s/>見 <text:s/>填 <text:s/>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8" table:number-columns-spanned="3" office:value-type="string">
            <text:p text:style-name="P7">業 務 部：</text:p>
          </table:table-cell>
          <table:covered-table-cell/>
          <table:covered-table-cell/>
          <table:table-cell table:style-name="表格1.A8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表格1.A8" table:number-columns-spanned="3" office:value-type="string">
            <text:p text:style-name="P7">意見：</text:p>
          </table:table-cell>
          <table:covered-table-cell/>
          <table:covered-table-cell/>
          <table:table-cell table:style-name="表格1.S8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8" table:number-columns-spanned="3" office:value-type="string">
            <text:p text:style-name="P7">生 <text:s text:c="3"/>管：</text:p>
          </table:table-cell>
          <table:covered-table-cell/>
          <table:covered-table-cell/>
          <table:table-cell table:style-name="表格1.A8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表格1.A8" table:number-columns-spanned="3" office:value-type="string">
            <text:p text:style-name="P7">意見：</text:p>
          </table:table-cell>
          <table:covered-table-cell/>
          <table:covered-table-cell/>
          <table:table-cell table:style-name="表格1.S8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8" table:number-columns-spanned="3" office:value-type="string">
            <text:p text:style-name="P7">採 <text:s text:c="3"/>購：</text:p>
          </table:table-cell>
          <table:covered-table-cell/>
          <table:covered-table-cell/>
          <table:table-cell table:style-name="表格1.A8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表格1.A8" table:number-columns-spanned="3" office:value-type="string">
            <text:p text:style-name="P7">意見：</text:p>
          </table:table-cell>
          <table:covered-table-cell/>
          <table:covered-table-cell/>
          <table:table-cell table:style-name="表格1.S8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8" table:number-columns-spanned="3" office:value-type="string">
            <text:p text:style-name="P7">倉 <text:s text:c="3"/>庫：</text:p>
          </table:table-cell>
          <table:covered-table-cell/>
          <table:covered-table-cell/>
          <table:table-cell table:style-name="表格1.A8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表格1.A8" table:number-columns-spanned="3" office:value-type="string">
            <text:p text:style-name="P7">庫存數量：</text:p>
          </table:table-cell>
          <table:covered-table-cell/>
          <table:covered-table-cell/>
          <table:table-cell table:style-name="表格1.S8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8" table:number-columns-spanned="3" office:value-type="string">
            <text:p text:style-name="P7">品 保 部：</text:p>
          </table:table-cell>
          <table:covered-table-cell/>
          <table:covered-table-cell/>
          <table:table-cell table:style-name="表格1.A8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表格1.A8" table:number-columns-spanned="3" office:value-type="string">
            <text:p text:style-name="P7">意見：</text:p>
          </table:table-cell>
          <table:covered-table-cell/>
          <table:covered-table-cell/>
          <table:table-cell table:style-name="表格1.S8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8" table:number-columns-spanned="3" office:value-type="string">
            <text:p text:style-name="P7">組 裝 處：</text:p>
          </table:table-cell>
          <table:covered-table-cell/>
          <table:covered-table-cell/>
          <table:table-cell table:style-name="表格1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表格1.A8" table:number-columns-spanned="3" office:value-type="string">
            <text:p text:style-name="P7">意見：</text:p>
          </table:table-cell>
          <table:covered-table-cell/>
          <table:covered-table-cell/>
          <table:table-cell table:style-name="表格1.S8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8" table:number-columns-spanned="3" office:value-type="string">
            <text:p text:style-name="P7">製 造 處：</text:p>
          </table:table-cell>
          <table:covered-table-cell/>
          <table:covered-table-cell/>
          <table:table-cell table:style-name="表格1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表格1.A8" table:number-columns-spanned="3" office:value-type="string">
            <text:p text:style-name="P7">意見：</text:p>
          </table:table-cell>
          <table:covered-table-cell/>
          <table:covered-table-cell/>
          <table:table-cell table:style-name="表格1.S8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8" table:number-columns-spanned="3" office:value-type="string">
            <text:p text:style-name="P7">管 理 處：</text:p>
          </table:table-cell>
          <table:covered-table-cell/>
          <table:covered-table-cell/>
          <table:table-cell table:style-name="表格1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表格1.A8" table:number-columns-spanned="3" office:value-type="string">
            <text:p text:style-name="P7">意見：</text:p>
          </table:table-cell>
          <table:covered-table-cell/>
          <table:covered-table-cell/>
          <table:table-cell table:style-name="表格1.S8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8" table:number-columns-spanned="3" office:value-type="string">
            <text:p text:style-name="P7">總 經 理：</text:p>
          </table:table-cell>
          <table:covered-table-cell/>
          <table:covered-table-cell/>
          <table:table-cell table:style-name="表格1.A8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表格1.A8" table:number-columns-spanned="3" office:value-type="string">
            <text:p text:style-name="P7">意見：</text:p>
          </table:table-cell>
          <table:covered-table-cell/>
          <table:covered-table-cell/>
          <table:table-cell table:style-name="表格1.S8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4"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</table:table-row>
        <table:table-row table:style-name="表格1.24"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  <table:table-cell table:style-name="表格1.A4" office:value-type="string">
            <text:p text:style-name="P3"/>
          </table:table-cell>
        </table:table-row>
        <table:table-row table:style-name="表格1.26">
          <table:table-cell table:style-name="表格1.A4" table:number-columns-spanned="25" office:value-type="string">
            <text:p text:style-name="P12"><text:span text:style-name="T1">TB-57 / 106.07.03-V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6">
          <table:table-cell table:style-name="表格1.A4" table:number-columns-spanned="25" office:value-type="string">
            <text:p text:style-name="P6"><text:a xlink:type="simple" xlink:href="py3o:///with" text:style-name="Internet_20_link" text:visited-style-name="Visited_20_Internet_20_Link"><text:span text:style-name="T3">/with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6">
          <table:table-cell table:style-name="表格1.A4" table:number-columns-spanned="25" office:value-type="string">
            <text:p text:style-name="P6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2-05T13:45:49.726083000</meta:creation-date>
    <dc:date>2021-02-05T16:36:45.492144000</dc:date>
    <meta:editing-duration>PT1H44M13S</meta:editing-duration>
    <meta:editing-cycles>24</meta:editing-cycles>
    <meta:generator>LibreOffice/6.4.5.2$MacOSX_X86_64 LibreOffice_project/a726b36747cf2001e06b58ad5db1aa3a9a1872d6</meta:generator>
    <meta:document-statistic meta:table-count="1" meta:image-count="0" meta:object-count="0" meta:page-count="1" meta:paragraph-count="50" meta:word-count="239" meta:character-count="456" meta:non-whitespace-character-count="393"/>
  </office:meta>
</office:document-meta>
</file>